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_20__28_var_29_" svg:stroke-color="#008000" draw:marker-end="Arrow" draw:marker-end-width="0.3cm" draw:fill="none" draw:textarea-vertical-align="middle"/>
    </style:style>
    <style:style style:name="gr2" style:family="graphic" style:parent-style-name="standard">
      <style:graphic-properties svg:stroke-color="#008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Fine_20_Dashed_20__28_var_29_" svg:stroke-color="#280099" draw:marker-end="Arrow" draw:marker-end-width="0.3cm" draw:fill="none" draw:textarea-vertical-align="middle"/>
    </style:style>
    <style:style style:name="gr4" style:family="graphic" style:parent-style-name="standard">
      <style:graphic-properties svg:stroke-color="#000080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000080" draw:marker-end="Arrow" draw:marker-end-width="0.3cm" draw:fill="none" draw:textarea-vertical-align="middle"/>
    </style:style>
    <style:style style:name="gr6" style:family="graphic" style:parent-style-name="standard">
      <style:graphic-properties svg:stroke-color="#008000" draw:marker-start="Arrow" draw:marker-start-width="0.3cm" draw:fill="solid" draw:fill-color="#008000" draw:textarea-vertical-align="middl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color="#00ae00"/>
    </style:style>
    <style:style style:name="P3" style:family="paragraph">
      <style:paragraph-properties fo:text-align="center"/>
    </style:style>
    <style:style style:name="P4" style:family="paragraph">
      <style:paragraph-properties fo:line-height="100%" fo:text-align="center" style:writing-mode="lr-tb"/>
      <style:text-properties fo:color="#2323dc"/>
    </style:style>
    <style:style style:name="P5" style:family="paragraph">
      <style:paragraph-properties fo:text-align="center" style:writing-mode="lr-tb"/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1" style:family="text">
      <style:text-properties fo:color="#00ae00"/>
    </style:style>
    <style:style style:name="T2" style:family="text">
      <style:text-properties fo:color="#2323dc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2323dc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2cm" svg:y1="10.9cm" svg:x2="15.2cm" svg:y2="17.1cm">
          <text:p text:style-name="P1">JSON Response</text:p>
        </draw:line>
        <draw:custom-shape draw:style-name="gr2" draw:text-style-name="P2" draw:layer="layout" svg:width="7.7cm" svg:height="3.72cm" svg:x="11.4cm" svg:y="7.2cm">
          <text:p text:style-name="P2"><text:span text:style-name="T1">URLConnection 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1cm" svg:y1="4.6cm" svg:x2="5.1cm" svg:y2="26.2cm">
          <text:p/>
        </draw:line>
        <draw:custom-shape draw:style-name="gr4" draw:text-style-name="P1" draw:layer="layout" svg:width="6.9cm" svg:height="2.9cm" svg:x="1.6cm" svg:y="1.9cm">
          <text:p text:style-name="P1">Activity Thre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5.1cm" svg:y1="4.9cm" svg:x2="15.2cm" svg:y2="7.2cm">
          <text:p text:style-name="P4"><text:span text:style-name="T2">Retrieving User data</text:span></text:p>
          <text:p text:style-name="P4"><text:span text:style-name="T3">via the Access Token</text:span></text:p>
        </draw:line>
        <draw:line draw:style-name="gr6" draw:text-style-name="P3" draw:layer="layout" svg:x1="11.7cm" svg:y1="17cm" svg:x2="15.2cm" svg:y2="17cm">
          <text:p/>
        </draw:line>
        <draw:custom-shape draw:style-name="gr7" draw:text-style-name="P1" draw:layer="layout" svg:width="6.9cm" svg:height="2.7cm" svg:x="6.6cm" svg:y="16.9cm">
          <text:p text:style-name="P1">Service<text:line-break/>Callback Hand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0.1cm" svg:y1="19.5cm" svg:x2="10.1cm" svg:y2="28.4cm">
          <text:p text:style-name="P5">Store JSON with</text:p>
          <text:p text:style-name="P5">alternative/unique KeyNames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ar" style:country-complex="EG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9T20:04:13</meta:creation-date>
    <dc:date>2013-05-29T21:15:38</dc:date>
    <meta:editing-duration>PT25M3S</meta:editing-duration>
    <meta:editing-cycles>1</meta:editing-cycles>
    <meta:document-statistic meta:object-count="8"/>
    <meta:generator>LibreOffice/4.0.3.3$MacOSX_x86 LibreOffice_project/0eaa50a932c8f2199a615e1eb30f7ac74279539</meta:generator>
  </office:meta>
</office:document-meta>
</file>